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1.144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351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.736cm"/>
    </style:style>
    <style:style style:name="co9" style:family="table-column">
      <style:table-column-properties fo:break-before="auto" style:column-width="2.155cm"/>
    </style:style>
    <style:style style:name="co10" style:family="table-column">
      <style:table-column-properties fo:break-before="auto" style:column-width="2.016cm"/>
    </style:style>
    <style:style style:name="co11" style:family="table-column">
      <style:table-column-properties fo:break-before="auto" style:column-width="2.325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1.931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1.764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a_20_I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4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4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62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94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4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6" table:default-cell-style-name="ce2"/>
        <table:table-column table:style-name="co15" table:default-cell-style-name="ce2"/>
        <table:table-column table:style-name="co7" table:number-columns-repeated="1006" table:default-cell-style-name="ce2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4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4"/>
          <table:table-cell table:style-name="ce4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4"/>
          <table:table-cell table:style-name="ce6" office:value-type="string" calcext:value-type="string" table:number-columns-spanned="1" table:number-rows-spanned="3">
            <office:annotation draw:style-name="gr1" draw:text-style-name="P2" svg:width="8.128cm" svg:height="1.005cm" svg:x="36.126cm" svg:y="0.053cm" draw:caption-point-x="17.198cm" draw:caption-point-y="-0.043cm">
              <dc:date>2019-09-19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 table:number-columns-repeated="1006"/>
        </table:table-row>
        <table:table-row table:style-name="ro1">
          <table:covered-table-cell table:number-columns-repeated="4" table:style-name="ce1"/>
          <table:table-cell table:style-name="ce6" office:value-type="string" calcext:value-type="string" table:number-columns-spanned="2" table:number-rows-spanned="1">
            <text:p>Remuneração Básica</text:p>
          </table:table-cell>
          <table:covered-table-cell table:style-name="ce6"/>
          <table:table-cell table:style-name="ce6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office:annotation draw:style-name="gr2" draw:text-style-name="P2" svg:width="8.497cm" svg:height="1.137cm" svg:x="21.707cm" svg:y="0.132cm" draw:caption-point-x="17.453cm" draw:caption-point-y="0.274cm">
              <dc:date>2019-09-19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6" office:value-type="string" calcext:value-type="string" table:number-columns-spanned="1" table:number-rows-spanned="2">
            <office:annotation draw:style-name="gr3" draw:text-style-name="P2" svg:width="8.691cm" svg:height="1.031cm" svg:x="24.089cm" svg:y="0.132cm" draw:caption-point-x="17.535cm" draw:caption-point-y="0.274cm">
              <dc:date>2019-09-19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6" office:value-type="string" calcext:value-type="string" table:number-columns-spanned="1" table:number-rows-spanned="2">
            <office:annotation draw:style-name="gr4" draw:text-style-name="P2" svg:width="8.079cm" svg:height="0.74cm" svg:x="26.527cm" svg:y="0.132cm" draw:caption-point-x="17.029cm" draw:caption-point-y="0.274cm">
              <dc:date>2019-09-19T00:00:00</dc:date>
              <text:p text:style-name="P1"><text:span text:style-name="T1">9 Total dos rendimentos brutos pagos no mês.</text:span></text:p>
            </office:annotation>
            <text:p>Total de Rendimentos Brutos<text:span text:style-name="T2">9</text:span></text:p>
          </table:table-cell>
          <table:table-cell table:style-name="ce6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2">
            <office:annotation draw:style-name="gr5" draw:text-style-name="P2" svg:width="6.575cm" svg:height="0.634cm" svg:x="34.315cm" svg:y="0.132cm" draw:caption-point-x="17.302cm" draw:caption-point-y="0.274cm">
              <dc:date>2019-09-19T00:00:00</dc:date>
              <text:p text:style-name="P1"><text:span text:style-name="T1">13 Total dos Descontos efetuados no mês.</text:span></text:p>
            </office:annotation>
            <text:p>Total de Descontos<text:span text:style-name="T2">13</text:span></text:p>
          </table:table-cell>
          <table:covered-table-cell table:style-name="ce6"/>
          <table:table-cell table:number-columns-repeated="1006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office:annotation draw:style-name="gr6" draw:text-style-name="P2" svg:width="6.471cm" svg:height="1.694cm" svg:x="9.415cm" svg:y="0.528cm" draw:caption-point-x="17.37cm" draw:caption-point-y="0.275cm">
              <dc:date>2019-09-19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2">1</text:span></text:p>
          </table:table-cell>
          <table:table-cell table:style-name="ce1" office:value-type="string" calcext:value-type="string">
            <office:annotation draw:style-name="gr7" draw:text-style-name="P2" svg:width="8.032cm" svg:height="1.403cm" svg:x="11.611cm" svg:y="0.528cm" draw:caption-point-x="17.525cm" draw:caption-point-y="0.275cm">
              <dc:date>2019-09-19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1" office:value-type="string" calcext:value-type="string">
            <office:annotation draw:style-name="gr8" draw:text-style-name="P2" svg:width="7.648cm" svg:height="1.826cm" svg:x="13.689cm" svg:y="0.528cm" draw:caption-point-x="17.239cm" draw:caption-point-y="0.275cm">
              <dc:date>2019-09-19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2">3</text:span></text:p>
          </table:table-cell>
          <table:table-cell table:style-name="ce1" office:value-type="string" calcext:value-type="string">
            <office:annotation draw:style-name="gr7" draw:text-style-name="P2" svg:width="7.648cm" svg:height="1.403cm" svg:x="15.383cm" svg:y="0.528cm" draw:caption-point-x="17.281cm" draw:caption-point-y="0.275cm">
              <dc:date>2019-09-19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1" office:value-type="string" calcext:value-type="string">
            <office:annotation draw:style-name="gr9" draw:text-style-name="P2" svg:width="8.26cm" svg:height="1.085cm" svg:x="17.394cm" svg:y="0.528cm" draw:caption-point-x="17.425cm" draw:caption-point-y="0.275cm">
              <dc:date>2019-09-19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icional)<text:span text:style-name="T2">5</text:span></text:p>
          </table:table-cell>
          <table:table-cell table:style-name="ce1" office:value-type="string" calcext:value-type="string">
            <office:annotation draw:style-name="gr10" draw:text-style-name="P2" svg:width="8.369cm" svg:height="2.144cm" svg:x="19.405cm" svg:y="0.528cm" draw:caption-point-x="17.43cm" draw:caption-point-y="0.275cm">
              <dc:date>2019-09-19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6"/>
          <table:table-cell table:style-name="ce1" office:value-type="string" calcext:value-type="string">
            <office:annotation draw:style-name="gr7" draw:text-style-name="P2" svg:width="8.198cm" svg:height="1.403cm" svg:x="28.886cm" svg:y="0.528cm" draw:caption-point-x="16.965cm" draw:caption-point-y="0.275cm">
              <dc:date>2019-09-19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1" office:value-type="string" calcext:value-type="string">
            <office:annotation draw:style-name="gr11" draw:text-style-name="P2" svg:width="5.048cm" svg:height="0.635cm" svg:x="30.231cm" svg:y="0.528cm" draw:caption-point-x="17.327cm" draw:caption-point-y="0.275cm">
              <dc:date>2019-09-19T00:00:00</dc:date>
              <text:p text:style-name="P1"><text:span text:style-name="T1">11 Imposto de Renda na Fonte.</text:span></text:p>
            </office:annotation>
            <text:p>Imposto de Renda<text:span text:style-name="T2">11</text:span></text:p>
          </table:table-cell>
          <table:table-cell table:style-name="ce1" office:value-type="string" calcext:value-type="string">
            <office:annotation draw:style-name="gr7" draw:text-style-name="P2" svg:width="8.1cm" svg:height="1.403cm" svg:x="32.526cm" svg:y="0.528cm" draw:caption-point-x="17.327cm" draw:caption-point-y="0.275cm">
              <dc:date>2019-09-19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6"/>
          <table:table-cell table:number-columns-repeated="1006"/>
        </table:table-row>
        <table:table-row table:style-name="ro3">
          <table:table-cell office:value-type="float" office:value="3725" calcext:value-type="float">
            <text:p>3725</text:p>
          </table:table-cell>
          <table:table-cell office:value-type="string" calcext:value-type="string">
            <text:p>ABNER CASTOR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5" office:value-type="float" office:value="33689.1" calcext:value-type="float">
            <text:p><text:s/>33.689,10 </text:p>
          </table:table-cell>
          <table:table-cell table:number-columns-repeated="5" table:style-name="ce5" office:value-type="float" office:value="0" calcext:value-type="float">
            <text:p><text:s/>- </text:p>
          </table:table-cell>
          <table:table-cell table:style-name="ce5" office:value-type="float" office:value="5604.22" calcext:value-type="float">
            <text:p><text:s/>5.604,22 </text:p>
          </table:table-cell>
          <table:table-cell table:style-name="ce5" office:value-type="float" office:value="920" calcext:value-type="float">
            <text:p><text:s/>920,00 </text:p>
          </table:table-cell>
          <table:table-cell table:style-name="ce5" office:value-type="float" office:value="40213.32" calcext:value-type="float">
            <text:p><text:s/>40.213,32 </text:p>
          </table:table-cell>
          <table:table-cell table:style-name="ce5" office:value-type="float" office:value="3705.8" calcext:value-type="float">
            <text:p><text:s/>3.705,80 </text:p>
          </table:table-cell>
          <table:table-cell table:style-name="ce5" office:value-type="float" office:value="8917.2" calcext:value-type="float">
            <text:p><text:s/>8.917,20 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12623" calcext:value-type="float">
            <text:p><text:s/>12.623,00 </text:p>
          </table:table-cell>
          <table:table-cell table:style-name="ce5" office:value-type="float" office:value="27590.32" calcext:value-type="float">
            <text:p><text:s/>27.590,32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2/08/20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Remuneração do cargo efetivo - Vencimento, GAMPU, V.P.I., Adicionais de Qualificação, G.A.E. e G.A.S., além de outras desta naturez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 Adicional correspondente a 1/3 (um terço) da remuneração, pago ao servidor por ocasião das féria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7 Valor total (somatório) das remunerações temporárias ou eventuai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 Valor total (somatório) das verbas indenizatória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9 Total dos rendimentos brutos pag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0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1 Imposto de Renda na Fo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2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3 Total dos Descontos efetuad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4 Rendimento líquido após os descontos referidos nos itens anteriores.</text:p>
          </table:table-cell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Tabela I'.$A$1" table:cell-range-address="$'Tabela I'.$A$3:.$W$19"/>
        </table:named-expressions>
      </table:table>
      <table:named-expressions/>
      <table:database-ranges>
        <table:database-range table:name="__Anonymous_Sheet_DB__0" table:target-range-address="'Tabela I'.A3:'Tabela I'.W19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0:17:25.23009085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ilherme Nunes</meta:initial-creator>
    <meta:creation-date>2019-09-19T15:35:13</meta:creation-date>
    <dc:date>2021-12-16T10:17:44.170777771</dc:date>
    <meta:generator>LibreOffice/7.2.3.2$Linux_X86_64 LibreOffice_project/20$Build-2</meta:generator>
    <meta:editing-duration>PT1M20S</meta:editing-duration>
    <meta:editing-cycles>2</meta:editing-cycles>
    <meta:document-statistic meta:table-count="1" meta:cell-count="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